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4pt" svg:height="486pt" svg:x="418.76pt" svg:y="211.35pt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64pt" svg:height="486pt" svg:x="414.99pt" svg:y="684.57pt">
            <draw:object draw:notify-on-update-of-ranges="Sheet1.A21:Sheet1.A38 Sheet1.B20:Sheet1.B20 Sheet1.B21:Sheet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64pt" svg:height="486pt" svg:x="367.48pt" svg:y="1709.4pt">
            <draw:object draw:notify-on-update-of-ranges="Sheet1.A40:Sheet1.A56 Sheet1.B39:Sheet1.B39 Sheet1.B40:Sheet1.B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67.34pt" svg:y="2309.02pt">
            <draw:object draw:notify-on-update-of-ranges="Sheet1.A115:Sheet1.A120 Sheet1.B115:Sheet1.B1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367.34pt" svg:y="2341.39pt">
            <draw:object draw:notify-on-update-of-ranges="Sheet1.A122:Sheet1.A127 Sheet1.B122:Sheet1.B1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367.34pt" svg:y="2488.22pt">
            <draw:object draw:notify-on-update-of-ranges="Sheet1.A129:Sheet1.A134 Sheet1.B129:Sheet1.B1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67.34pt" svg:y="2527.26pt">
            <draw:object draw:notify-on-update-of-ranges="Sheet1.A137:Sheet1.A142 Sheet1.B137:Sheet1.B1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367.34pt" svg:y="2680.21pt">
            <draw:object draw:notify-on-update-of-ranges="Sheet1.A144:Sheet1.A149 Sheet1.B144:Sheet1.B1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367.34pt" svg:y="2713.15pt">
            <draw:object draw:notify-on-update-of-ranges="Sheet1.A151:Sheet1.A156 Sheet1.B151:Sheet1.B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dom Numb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Integers</text:p>
          </table:table-cell>
          <table:table-cell office:value-type="float" office:value="2352939" calcext:value-type="float">
            <text:p>2352939</text:p>
          </table:table-cell>
        </table:table-row>
        <table:table-row table:style-name="ro1">
          <table:table-cell office:value-type="string" calcext:value-type="string">
            <text:p>Bubble Sort One Thousand Integers</text:p>
          </table:table-cell>
          <table:table-cell office:value-type="float" office:value="48218986" calcext:value-type="float">
            <text:p>48218986</text:p>
          </table:table-cell>
        </table:table-row>
        <table:table-row table:style-name="ro1">
          <table:table-cell office:value-type="string" calcext:value-type="string">
            <text:p>Bubble Sort Ten Thousand Integers</text:p>
          </table:table-cell>
          <table:table-cell office:value-type="float" office:value="1655832010" calcext:value-type="float">
            <text:p>1655832010</text:p>
          </table:table-cell>
        </table:table-row>
        <table:table-row table:style-name="ro1">
          <table:table-cell office:value-type="string" calcext:value-type="string">
            <text:p>Bubble Sort with Swap Count One Hundred Integers</text:p>
          </table:table-cell>
          <table:table-cell office:value-type="float" office:value="2340277" calcext:value-type="float">
            <text:p>2340277</text:p>
          </table:table-cell>
        </table:table-row>
        <table:table-row table:style-name="ro1">
          <table:table-cell office:value-type="string" calcext:value-type="string">
            <text:p>Bubble Sort with Swap Count One Thousand Integers</text:p>
          </table:table-cell>
          <table:table-cell office:value-type="float" office:value="36158542" calcext:value-type="float">
            <text:p>36158542</text:p>
          </table:table-cell>
        </table:table-row>
        <table:table-row table:style-name="ro1">
          <table:table-cell office:value-type="string" calcext:value-type="string">
            <text:p>Bubble Sort with Swap Count Ten Thousand Integers</text:p>
          </table:table-cell>
          <table:table-cell office:value-type="float" office:value="720552569" calcext:value-type="float">
            <text:p>720552569</text:p>
          </table:table-cell>
        </table:table-row>
        <table:table-row table:style-name="ro1">
          <table:table-cell office:value-type="string" calcext:value-type="string">
            <text:p>Insertion Sort One Hundred Integers</text:p>
          </table:table-cell>
          <table:table-cell office:value-type="float" office:value="60212" calcext:value-type="float">
            <text:p>60212</text:p>
          </table:table-cell>
        </table:table-row>
        <table:table-row table:style-name="ro1">
          <table:table-cell office:value-type="string" calcext:value-type="string">
            <text:p>Insertion Sort One Thousand Integers</text:p>
          </table:table-cell>
          <table:table-cell office:value-type="float" office:value="712859" calcext:value-type="float">
            <text:p>712859</text:p>
          </table:table-cell>
        </table:table-row>
        <table:table-row table:style-name="ro1">
          <table:table-cell office:value-type="string" calcext:value-type="string">
            <text:p>Insertion Sort Ten Thousand Integers</text:p>
          </table:table-cell>
          <table:table-cell office:value-type="float" office:value="72014508" calcext:value-type="float">
            <text:p>72014508</text:p>
          </table:table-cell>
        </table:table-row>
        <table:table-row table:style-name="ro2">
          <table:table-cell office:value-type="string" calcext:value-type="string">
            <text:p>Merge Sort One Hundred Integers</text:p>
          </table:table-cell>
          <table:table-cell office:value-type="float" office:value="1155576" calcext:value-type="float">
            <text:p>1155576</text:p>
          </table:table-cell>
        </table:table-row>
        <table:table-row table:style-name="ro2">
          <table:table-cell office:value-type="string" calcext:value-type="string">
            <text:p>Merge Sort One Thousand Integers</text:p>
          </table:table-cell>
          <table:table-cell office:value-type="float" office:value="7258064" calcext:value-type="float">
            <text:p>7258064</text:p>
          </table:table-cell>
        </table:table-row>
        <table:table-row table:style-name="ro2">
          <table:table-cell office:value-type="string" calcext:value-type="string">
            <text:p>Merge Sort Ten Thousand Integers</text:p>
          </table:table-cell>
          <table:table-cell office:value-type="float" office:value="9450255" calcext:value-type="float">
            <text:p>9450255</text:p>
          </table:table-cell>
        </table:table-row>
        <table:table-row table:style-name="ro2">
          <table:table-cell office:value-type="string" calcext:value-type="string">
            <text:p>Quick Sort One Hundred Integers</text:p>
          </table:table-cell>
          <table:table-cell office:value-type="float" office:value="239716" calcext:value-type="float">
            <text:p>239716</text:p>
          </table:table-cell>
        </table:table-row>
        <table:table-row table:style-name="ro2">
          <table:table-cell office:value-type="string" calcext:value-type="string">
            <text:p>Quick Sort One Thousand Integers</text:p>
          </table:table-cell>
          <table:table-cell office:value-type="float" office:value="3731406" calcext:value-type="float">
            <text:p>3731406</text:p>
          </table:table-cell>
        </table:table-row>
        <table:table-row table:style-name="ro1">
          <table:table-cell office:value-type="string" calcext:value-type="string">
            <text:p>Quick Sort Ten Thousand Integers</text:p>
          </table:table-cell>
          <table:table-cell office:value-type="float" office:value="4627244" calcext:value-type="float">
            <text:p>4627244</text:p>
          </table:table-cell>
        </table:table-row>
        <table:table-row table:style-name="ro2">
          <table:table-cell office:value-type="string" calcext:value-type="string">
            <text:p>Selection Sort One Hundred Integers</text:p>
          </table:table-cell>
          <table:table-cell office:value-type="float" office:value="886852" calcext:value-type="float">
            <text:p>886852</text:p>
          </table:table-cell>
        </table:table-row>
        <table:table-row table:style-name="ro2">
          <table:table-cell office:value-type="string" calcext:value-type="string">
            <text:p>Selection Sort One Thousand Integers</text:p>
          </table:table-cell>
          <table:table-cell office:value-type="float" office:value="17377600" calcext:value-type="float">
            <text:p>17377600</text:p>
          </table:table-cell>
        </table:table-row>
        <table:table-row table:style-name="ro2">
          <table:table-cell office:value-type="string" calcext:value-type="string">
            <text:p>Selection Sort Ten Thousand Integers</text:p>
          </table:table-cell>
          <table:table-cell office:value-type="float" office:value="133593636" calcext:value-type="float">
            <text:p>133593636</text:p>
          </table:table-cell>
        </table:table-row>
        <table:table-row table:style-name="ro1">
          <table:table-cell office:value-type="string" calcext:value-type="string">
            <text:p>Sorted Integ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orted Integers</text:p>
          </table:table-cell>
          <table:table-cell office:value-type="float" office:value="87578" calcext:value-type="float">
            <text:p>87578</text:p>
          </table:table-cell>
        </table:table-row>
        <table:table-row table:style-name="ro1">
          <table:table-cell office:value-type="string" calcext:value-type="string">
            <text:p>Bubble Sort One Thousand Sorted Integers</text:p>
          </table:table-cell>
          <table:table-cell office:value-type="float" office:value="3570585" calcext:value-type="float">
            <text:p>3570585</text:p>
          </table:table-cell>
        </table:table-row>
        <table:table-row table:style-name="ro1">
          <table:table-cell office:value-type="string" calcext:value-type="string">
            <text:p>Bubble Sort Ten Thousand Sorted Integers</text:p>
          </table:table-cell>
          <table:table-cell office:value-type="float" office:value="365890163" calcext:value-type="float">
            <text:p>365890163</text:p>
          </table:table-cell>
        </table:table-row>
        <table:table-row table:style-name="ro1">
          <table:table-cell office:value-type="string" calcext:value-type="string">
            <text:p>Bubble Sort with Swap Count One Hundred Sorted Integers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1">
          <table:table-cell office:value-type="string" calcext:value-type="string">
            <text:p>Bubble Sort with Swap Count One Thousand Sorted Integers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string" calcext:value-type="string">
            <text:p>Bubble Sort with Swap Count Ten Thousand Sorted Integers</text:p>
          </table:table-cell>
          <table:table-cell office:value-type="float" office:value="159855" calcext:value-type="float">
            <text:p>159855</text:p>
          </table:table-cell>
        </table:table-row>
        <table:table-row table:style-name="ro1">
          <table:table-cell office:value-type="string" calcext:value-type="string">
            <text:p>Insertion Sort One Hundred Sorted Integers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3">
          <table:table-cell office:value-type="string" calcext:value-type="string">
            <text:p>Insertion Sort One Thousand Sorted Integers</text:p>
          </table:table-cell>
          <table:table-cell office:value-type="float" office:value="487260" calcext:value-type="float">
            <text:p>487260</text:p>
          </table:table-cell>
        </table:table-row>
        <table:table-row table:style-name="ro3">
          <table:table-cell office:value-type="string" calcext:value-type="string">
            <text:p>Insertion Sort Ten Thousand Sorted Integers</text:p>
          </table:table-cell>
          <table:table-cell office:value-type="float" office:value="65320081" calcext:value-type="float">
            <text:p>65320081</text:p>
          </table:table-cell>
        </table:table-row>
        <table:table-row table:style-name="ro3">
          <table:table-cell office:value-type="string" calcext:value-type="string">
            <text:p>Merge Sort One Hundred Sorted Integers</text:p>
          </table:table-cell>
          <table:table-cell office:value-type="float" office:value="75172" calcext:value-type="float">
            <text:p>75172</text:p>
          </table:table-cell>
        </table:table-row>
        <table:table-row table:style-name="ro3">
          <table:table-cell office:value-type="string" calcext:value-type="string">
            <text:p>Merge Sort One Thousand Sorted Integers</text:p>
          </table:table-cell>
          <table:table-cell office:value-type="float" office:value="878313" calcext:value-type="float">
            <text:p>878313</text:p>
          </table:table-cell>
        </table:table-row>
        <table:table-row table:style-name="ro3">
          <table:table-cell office:value-type="string" calcext:value-type="string">
            <text:p>Merge Sort Ten Thousand Sorted Integers</text:p>
          </table:table-cell>
          <table:table-cell office:value-type="float" office:value="9453833" calcext:value-type="float">
            <text:p>9453833</text:p>
          </table:table-cell>
        </table:table-row>
        <table:table-row table:style-name="ro3">
          <table:table-cell office:value-type="string" calcext:value-type="string">
            <text:p>Quick Sort One Hundred Sorted Integers</text:p>
          </table:table-cell>
          <table:table-cell office:value-type="float" office:value="120574" calcext:value-type="float">
            <text:p>120574</text:p>
          </table:table-cell>
        </table:table-row>
        <table:table-row table:style-name="ro3">
          <table:table-cell office:value-type="string" calcext:value-type="string">
            <text:p>Quick Sort One Thousand Sorted Integers</text:p>
          </table:table-cell>
          <table:table-cell office:value-type="float" office:value="10464935" calcext:value-type="float">
            <text:p>10464935</text:p>
          </table:table-cell>
        </table:table-row>
        <table:table-row table:style-name="ro3">
          <table:table-cell office:value-type="string" calcext:value-type="string">
            <text:p>Quick Sort Ten Thousand Sorted Integers</text:p>
          </table:table-cell>
          <table:table-cell office:value-type="float" office:value="376676526" calcext:value-type="float">
            <text:p>376676526</text:p>
          </table:table-cell>
        </table:table-row>
        <table:table-row table:style-name="ro3">
          <table:table-cell office:value-type="string" calcext:value-type="string">
            <text:p>Selection Sort One Hundred Sorted Integers</text:p>
          </table:table-cell>
          <table:table-cell office:value-type="float" office:value="64451" calcext:value-type="float">
            <text:p>64451</text:p>
          </table:table-cell>
        </table:table-row>
        <table:table-row table:style-name="ro3">
          <table:table-cell office:value-type="string" calcext:value-type="string">
            <text:p>Selection Sort One Thousand Sorted Integers</text:p>
          </table:table-cell>
          <table:table-cell office:value-type="float" office:value="2213129" calcext:value-type="float">
            <text:p>2213129</text:p>
          </table:table-cell>
        </table:table-row>
        <table:table-row table:style-name="ro3">
          <table:table-cell office:value-type="string" calcext:value-type="string">
            <text:p>Selection Sort Ten Thousand Sorted Integers</text:p>
          </table:table-cell>
          <table:table-cell office:value-type="float" office:value="259173774" calcext:value-type="float">
            <text:p>259173774</text:p>
          </table:table-cell>
        </table:table-row>
        <table:table-row table:style-name="ro1">
          <table:table-cell office:value-type="string" calcext:value-type="string">
            <text:p>Semi Sorted Array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emiSorted Integers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string" calcext:value-type="string">
            <text:p>Bubble Sort One Thousand semiSorted Integers</text:p>
          </table:table-cell>
          <table:table-cell office:value-type="float" office:value="3687019" calcext:value-type="float">
            <text:p>3687019</text:p>
          </table:table-cell>
        </table:table-row>
        <table:table-row table:style-name="ro1">
          <table:table-cell office:value-type="string" calcext:value-type="string">
            <text:p>Bubble Sort Ten Thousand semiSorted Integers</text:p>
          </table:table-cell>
          <table:table-cell office:value-type="float" office:value="364328717" calcext:value-type="float">
            <text:p>364328717</text:p>
          </table:table-cell>
        </table:table-row>
        <table:table-row table:style-name="ro1">
          <table:table-cell office:value-type="string" calcext:value-type="string">
            <text:p>Bubble Sort with Swap Count One Hundred semiSorted Integers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Bubble Sort with Swap Count One Thousand semiSorted Integers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1">
          <table:table-cell office:value-type="string" calcext:value-type="string">
            <text:p>Bubble Sort with Swap Count Ten Thousand semiSorted Integers</text:p>
          </table:table-cell>
          <table:table-cell office:value-type="float" office:value="312103" calcext:value-type="float">
            <text:p>312103</text:p>
          </table:table-cell>
        </table:table-row>
        <table:table-row table:style-name="ro1">
          <table:table-cell office:value-type="string" calcext:value-type="string">
            <text:p>Insertion Sort One Hundred semiSorted Integers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3">
          <table:table-cell office:value-type="string" calcext:value-type="string">
            <text:p>Insertion Sort One Thousand semiSorted Integers</text:p>
          </table:table-cell>
          <table:table-cell office:value-type="float" office:value="539467" calcext:value-type="float">
            <text:p>539467</text:p>
          </table:table-cell>
        </table:table-row>
        <table:table-row table:style-name="ro3">
          <table:table-cell office:value-type="string" calcext:value-type="string">
            <text:p>Insertion Sort Ten Thousand semiSorted Integers</text:p>
          </table:table-cell>
          <table:table-cell office:value-type="float" office:value="63007301" calcext:value-type="float">
            <text:p>63007301</text:p>
          </table:table-cell>
        </table:table-row>
        <table:table-row table:style-name="ro3">
          <table:table-cell office:value-type="string" calcext:value-type="string">
            <text:p>Merge Sort One Hundred semiSorted Integers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3">
          <table:table-cell office:value-type="string" calcext:value-type="string">
            <text:p>Merge Sort One Thousand semiSorted Integers</text:p>
          </table:table-cell>
          <table:table-cell office:value-type="float" office:value="833963" calcext:value-type="float">
            <text:p>833963</text:p>
          </table:table-cell>
        </table:table-row>
        <table:table-row table:style-name="ro1">
          <table:table-cell office:value-type="string" calcext:value-type="string">
            <text:p>Merge Sort Ten Thousand semiSorted Integers</text:p>
          </table:table-cell>
          <table:table-cell office:value-type="float" office:value="9287946" calcext:value-type="float">
            <text:p>9287946</text:p>
          </table:table-cell>
        </table:table-row>
        <table:table-row table:style-name="ro3">
          <table:table-cell office:value-type="string" calcext:value-type="string">
            <text:p>Quick Sort One Hundred semiSorted Integers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3">
          <table:table-cell office:value-type="string" calcext:value-type="string">
            <text:p>Quick Sort Ten Thousand semiSorted Integers</text:p>
          </table:table-cell>
          <table:table-cell office:value-type="float" office:value="286523626" calcext:value-type="float">
            <text:p>286523626</text:p>
          </table:table-cell>
        </table:table-row>
        <table:table-row table:style-name="ro3">
          <table:table-cell office:value-type="string" calcext:value-type="string">
            <text:p>Selection Sort One Hundred semiSorted Integers</text:p>
          </table:table-cell>
          <table:table-cell office:value-type="float" office:value="37396" calcext:value-type="float">
            <text:p>37396</text:p>
          </table:table-cell>
        </table:table-row>
        <table:table-row table:style-name="ro3">
          <table:table-cell office:value-type="string" calcext:value-type="string">
            <text:p>Selection Sort One Thousand semiSorted Integers</text:p>
          </table:table-cell>
          <table:table-cell office:value-type="float" office:value="2221025" calcext:value-type="float">
            <text:p>2221025</text:p>
          </table:table-cell>
        </table:table-row>
        <table:table-row table:style-name="ro3">
          <table:table-cell office:value-type="string" calcext:value-type="string">
            <text:p>Selection Sort Ten Thousand semiSorted Integers</text:p>
          </table:table-cell>
          <table:table-cell office:value-type="float" office:value="244965256" calcext:value-type="float">
            <text:p>244965256</text:p>
          </table:table-cell>
        </table:table-row>
        <table:table-row table:style-name="ro1">
          <table:table-cell office:value-type="string" calcext:value-type="string">
            <text:p>Random Numb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Integers</text:p>
          </table:table-cell>
          <table:table-cell office:value-type="float" office:value="2352939" calcext:value-type="float">
            <text:p>2352939</text:p>
          </table:table-cell>
        </table:table-row>
        <table:table-row table:style-name="ro1">
          <table:table-cell office:value-type="string" calcext:value-type="string">
            <text:p>Bubble Sort One Thousand Integers</text:p>
          </table:table-cell>
          <table:table-cell office:value-type="float" office:value="48218986" calcext:value-type="float">
            <text:p>48218986</text:p>
          </table:table-cell>
        </table:table-row>
        <table:table-row table:style-name="ro1">
          <table:table-cell office:value-type="string" calcext:value-type="string">
            <text:p>Bubble Sort Ten Thousand Integers</text:p>
          </table:table-cell>
          <table:table-cell office:value-type="float" office:value="1655832010" calcext:value-type="float">
            <text:p>1655832010</text:p>
          </table:table-cell>
        </table:table-row>
        <table:table-row table:style-name="ro1">
          <table:table-cell office:value-type="string" calcext:value-type="string">
            <text:p>Bubble Sort with Swap Count One Hundred Integers</text:p>
          </table:table-cell>
          <table:table-cell office:value-type="float" office:value="2340277" calcext:value-type="float">
            <text:p>2340277</text:p>
          </table:table-cell>
        </table:table-row>
        <table:table-row table:style-name="ro1">
          <table:table-cell office:value-type="string" calcext:value-type="string">
            <text:p>Bubble Sort with Swap Count One Thousand Integers</text:p>
          </table:table-cell>
          <table:table-cell office:value-type="float" office:value="36158542" calcext:value-type="float">
            <text:p>36158542</text:p>
          </table:table-cell>
        </table:table-row>
        <table:table-row table:style-name="ro1">
          <table:table-cell office:value-type="string" calcext:value-type="string">
            <text:p>Bubble Sort with Swap Count Ten Thousand Integers</text:p>
          </table:table-cell>
          <table:table-cell office:value-type="float" office:value="720552569" calcext:value-type="float">
            <text:p>720552569</text:p>
          </table:table-cell>
        </table:table-row>
        <table:table-row table:style-name="ro1">
          <table:table-cell office:value-type="string" calcext:value-type="string">
            <text:p>Insertion Sort One Hundred Integers</text:p>
          </table:table-cell>
          <table:table-cell office:value-type="float" office:value="60212" calcext:value-type="float">
            <text:p>60212</text:p>
          </table:table-cell>
        </table:table-row>
        <table:table-row table:style-name="ro1">
          <table:table-cell office:value-type="string" calcext:value-type="string">
            <text:p>Insertion Sort One Thousand Integers</text:p>
          </table:table-cell>
          <table:table-cell office:value-type="float" office:value="712859" calcext:value-type="float">
            <text:p>712859</text:p>
          </table:table-cell>
        </table:table-row>
        <table:table-row table:style-name="ro1">
          <table:table-cell office:value-type="string" calcext:value-type="string">
            <text:p>Insertion Sort Ten Thousand Integers</text:p>
          </table:table-cell>
          <table:table-cell office:value-type="float" office:value="72014508" calcext:value-type="float">
            <text:p>72014508</text:p>
          </table:table-cell>
        </table:table-row>
        <table:table-row table:style-name="ro1">
          <table:table-cell office:value-type="string" calcext:value-type="string">
            <text:p>Merge Sort One Hundred Integers</text:p>
          </table:table-cell>
          <table:table-cell office:value-type="float" office:value="1155576" calcext:value-type="float">
            <text:p>1155576</text:p>
          </table:table-cell>
        </table:table-row>
        <table:table-row table:style-name="ro1">
          <table:table-cell office:value-type="string" calcext:value-type="string">
            <text:p>Merge Sort One Thousand Integers</text:p>
          </table:table-cell>
          <table:table-cell office:value-type="float" office:value="7258064" calcext:value-type="float">
            <text:p>7258064</text:p>
          </table:table-cell>
        </table:table-row>
        <table:table-row table:style-name="ro1">
          <table:table-cell office:value-type="string" calcext:value-type="string">
            <text:p>Merge Sort Ten Thousand Integers</text:p>
          </table:table-cell>
          <table:table-cell office:value-type="float" office:value="9450255" calcext:value-type="float">
            <text:p>9450255</text:p>
          </table:table-cell>
        </table:table-row>
        <table:table-row table:style-name="ro1">
          <table:table-cell office:value-type="string" calcext:value-type="string">
            <text:p>Quick Sort One Hundred Integers</text:p>
          </table:table-cell>
          <table:table-cell office:value-type="float" office:value="239716" calcext:value-type="float">
            <text:p>239716</text:p>
          </table:table-cell>
        </table:table-row>
        <table:table-row table:style-name="ro1">
          <table:table-cell office:value-type="string" calcext:value-type="string">
            <text:p>Quick Sort One Thousand Integers</text:p>
          </table:table-cell>
          <table:table-cell office:value-type="float" office:value="3731406" calcext:value-type="float">
            <text:p>3731406</text:p>
          </table:table-cell>
        </table:table-row>
        <table:table-row table:style-name="ro1">
          <table:table-cell office:value-type="string" calcext:value-type="string">
            <text:p>Quick Sort Ten Thousand Integers</text:p>
          </table:table-cell>
          <table:table-cell office:value-type="float" office:value="4627244" calcext:value-type="float">
            <text:p>4627244</text:p>
          </table:table-cell>
        </table:table-row>
        <table:table-row table:style-name="ro1">
          <table:table-cell office:value-type="string" calcext:value-type="string">
            <text:p>Selection Sort One Hundred Integers</text:p>
          </table:table-cell>
          <table:table-cell office:value-type="float" office:value="886852" calcext:value-type="float">
            <text:p>886852</text:p>
          </table:table-cell>
        </table:table-row>
        <table:table-row table:style-name="ro1">
          <table:table-cell office:value-type="string" calcext:value-type="string">
            <text:p>Selection Sort One Thousand Integers</text:p>
          </table:table-cell>
          <table:table-cell office:value-type="float" office:value="17377600" calcext:value-type="float">
            <text:p>17377600</text:p>
          </table:table-cell>
        </table:table-row>
        <table:table-row table:style-name="ro1">
          <table:table-cell office:value-type="string" calcext:value-type="string">
            <text:p>Selection Sort Ten Thousand Integers</text:p>
          </table:table-cell>
          <table:table-cell office:value-type="float" office:value="133593636" calcext:value-type="float">
            <text:p>133593636</text:p>
          </table:table-cell>
        </table:table-row>
        <table:table-row table:style-name="ro1">
          <table:table-cell office:value-type="string" calcext:value-type="string">
            <text:p>Sorted Integ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orted Integers</text:p>
          </table:table-cell>
          <table:table-cell office:value-type="float" office:value="87578" calcext:value-type="float">
            <text:p>87578</text:p>
          </table:table-cell>
        </table:table-row>
        <table:table-row table:style-name="ro1">
          <table:table-cell office:value-type="string" calcext:value-type="string">
            <text:p>Bubble Sort One Thousand Sorted Integers</text:p>
          </table:table-cell>
          <table:table-cell office:value-type="float" office:value="3570585" calcext:value-type="float">
            <text:p>3570585</text:p>
          </table:table-cell>
        </table:table-row>
        <table:table-row table:style-name="ro1">
          <table:table-cell office:value-type="string" calcext:value-type="string">
            <text:p>Bubble Sort Ten Thousand Sorted Integers</text:p>
          </table:table-cell>
          <table:table-cell office:value-type="float" office:value="365890163" calcext:value-type="float">
            <text:p>365890163</text:p>
          </table:table-cell>
        </table:table-row>
        <table:table-row table:style-name="ro1">
          <table:table-cell office:value-type="string" calcext:value-type="string">
            <text:p>Bubble Sort with Swap Count One Hundred Sorted Integers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1">
          <table:table-cell office:value-type="string" calcext:value-type="string">
            <text:p>Bubble Sort with Swap Count One Thousand Sorted Integers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string" calcext:value-type="string">
            <text:p>Bubble Sort with Swap Count Ten Thousand Sorted Integers</text:p>
          </table:table-cell>
          <table:table-cell office:value-type="float" office:value="159855" calcext:value-type="float">
            <text:p>159855</text:p>
          </table:table-cell>
        </table:table-row>
        <table:table-row table:style-name="ro1">
          <table:table-cell office:value-type="string" calcext:value-type="string">
            <text:p>Insertion Sort One Hundred Sorted Integers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1">
          <table:table-cell office:value-type="string" calcext:value-type="string">
            <text:p>Insertion Sort One Thousand Sorted Integers</text:p>
          </table:table-cell>
          <table:table-cell office:value-type="float" office:value="487260" calcext:value-type="float">
            <text:p>487260</text:p>
          </table:table-cell>
        </table:table-row>
        <table:table-row table:style-name="ro1">
          <table:table-cell office:value-type="string" calcext:value-type="string">
            <text:p>Insertion Sort Ten Thousand Sorted Integers</text:p>
          </table:table-cell>
          <table:table-cell office:value-type="float" office:value="65320081" calcext:value-type="float">
            <text:p>65320081</text:p>
          </table:table-cell>
        </table:table-row>
        <table:table-row table:style-name="ro1">
          <table:table-cell office:value-type="string" calcext:value-type="string">
            <text:p>Merge Sort One Hundred Sorted Integers</text:p>
          </table:table-cell>
          <table:table-cell office:value-type="float" office:value="75172" calcext:value-type="float">
            <text:p>75172</text:p>
          </table:table-cell>
        </table:table-row>
        <table:table-row table:style-name="ro1">
          <table:table-cell office:value-type="string" calcext:value-type="string">
            <text:p>Merge Sort One Thousand Sorted Integers</text:p>
          </table:table-cell>
          <table:table-cell office:value-type="float" office:value="878313" calcext:value-type="float">
            <text:p>878313</text:p>
          </table:table-cell>
        </table:table-row>
        <table:table-row table:style-name="ro1">
          <table:table-cell office:value-type="string" calcext:value-type="string">
            <text:p>Merge Sort Ten Thousand Sorted Integers</text:p>
          </table:table-cell>
          <table:table-cell office:value-type="float" office:value="9453833" calcext:value-type="float">
            <text:p>9453833</text:p>
          </table:table-cell>
        </table:table-row>
        <table:table-row table:style-name="ro1">
          <table:table-cell office:value-type="string" calcext:value-type="string">
            <text:p>Quick Sort One Hundred Sorted Integers</text:p>
          </table:table-cell>
          <table:table-cell office:value-type="float" office:value="120574" calcext:value-type="float">
            <text:p>120574</text:p>
          </table:table-cell>
        </table:table-row>
        <table:table-row table:style-name="ro1">
          <table:table-cell office:value-type="string" calcext:value-type="string">
            <text:p>Quick Sort One Thousand Sorted Integers</text:p>
          </table:table-cell>
          <table:table-cell office:value-type="float" office:value="10464935" calcext:value-type="float">
            <text:p>10464935</text:p>
          </table:table-cell>
        </table:table-row>
        <table:table-row table:style-name="ro1">
          <table:table-cell office:value-type="string" calcext:value-type="string">
            <text:p>Quick Sort Ten Thousand Sorted Integers</text:p>
          </table:table-cell>
          <table:table-cell office:value-type="float" office:value="376676526" calcext:value-type="float">
            <text:p>376676526</text:p>
          </table:table-cell>
        </table:table-row>
        <table:table-row table:style-name="ro1">
          <table:table-cell office:value-type="string" calcext:value-type="string">
            <text:p>Selection Sort One Hundred Sorted Integers</text:p>
          </table:table-cell>
          <table:table-cell office:value-type="float" office:value="64451" calcext:value-type="float">
            <text:p>64451</text:p>
          </table:table-cell>
        </table:table-row>
        <table:table-row table:style-name="ro1">
          <table:table-cell office:value-type="string" calcext:value-type="string">
            <text:p>Selection Sort One Thousand Sorted Integers</text:p>
          </table:table-cell>
          <table:table-cell office:value-type="float" office:value="2213129" calcext:value-type="float">
            <text:p>2213129</text:p>
          </table:table-cell>
        </table:table-row>
        <table:table-row table:style-name="ro1">
          <table:table-cell office:value-type="string" calcext:value-type="string">
            <text:p>Selection Sort Ten Thousand Sorted Integers</text:p>
          </table:table-cell>
          <table:table-cell office:value-type="float" office:value="259173774" calcext:value-type="float">
            <text:p>259173774</text:p>
          </table:table-cell>
        </table:table-row>
        <table:table-row table:style-name="ro1">
          <table:table-cell office:value-type="string" calcext:value-type="string">
            <text:p>Semi Sorted Array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emiSorted Integers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string" calcext:value-type="string">
            <text:p>Bubble Sort One Thousand semiSorted Integers</text:p>
          </table:table-cell>
          <table:table-cell office:value-type="float" office:value="3687019" calcext:value-type="float">
            <text:p>3687019</text:p>
          </table:table-cell>
        </table:table-row>
        <table:table-row table:style-name="ro1">
          <table:table-cell office:value-type="string" calcext:value-type="string">
            <text:p>Bubble Sort Ten Thousand semiSorted Integers</text:p>
          </table:table-cell>
          <table:table-cell office:value-type="float" office:value="364328717" calcext:value-type="float">
            <text:p>364328717</text:p>
          </table:table-cell>
        </table:table-row>
        <table:table-row table:style-name="ro1">
          <table:table-cell office:value-type="string" calcext:value-type="string">
            <text:p>Bubble Sort with Swap Count One Hundred semiSorted Integers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Bubble Sort with Swap Count One Thousand semiSorted Integers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1">
          <table:table-cell office:value-type="string" calcext:value-type="string">
            <text:p>Bubble Sort with Swap Count Ten Thousand semiSorted Integers</text:p>
          </table:table-cell>
          <table:table-cell office:value-type="float" office:value="312103" calcext:value-type="float">
            <text:p>312103</text:p>
          </table:table-cell>
        </table:table-row>
        <table:table-row table:style-name="ro1">
          <table:table-cell office:value-type="string" calcext:value-type="string">
            <text:p>Insertion Sort One Hundred semiSorted Integers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string" calcext:value-type="string">
            <text:p>Insertion Sort One Thousand semiSorted Integers</text:p>
          </table:table-cell>
          <table:table-cell office:value-type="float" office:value="539467" calcext:value-type="float">
            <text:p>539467</text:p>
          </table:table-cell>
        </table:table-row>
        <table:table-row table:style-name="ro1">
          <table:table-cell office:value-type="string" calcext:value-type="string">
            <text:p>Insertion Sort Ten Thousand semiSorted Integers</text:p>
          </table:table-cell>
          <table:table-cell office:value-type="float" office:value="63007301" calcext:value-type="float">
            <text:p>63007301</text:p>
          </table:table-cell>
        </table:table-row>
        <table:table-row table:style-name="ro1">
          <table:table-cell office:value-type="string" calcext:value-type="string">
            <text:p>Merge Sort One Hundred semiSorted Integers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1">
          <table:table-cell office:value-type="string" calcext:value-type="string">
            <text:p>Merge Sort One Thousand semiSorted Integers</text:p>
          </table:table-cell>
          <table:table-cell office:value-type="float" office:value="833963" calcext:value-type="float">
            <text:p>833963</text:p>
          </table:table-cell>
        </table:table-row>
        <table:table-row table:style-name="ro1">
          <table:table-cell office:value-type="string" calcext:value-type="string">
            <text:p>Merge Sort Ten Thousand semiSorted Integers</text:p>
          </table:table-cell>
          <table:table-cell office:value-type="float" office:value="9287946" calcext:value-type="float">
            <text:p>9287946</text:p>
          </table:table-cell>
        </table:table-row>
        <table:table-row table:style-name="ro1">
          <table:table-cell office:value-type="string" calcext:value-type="string">
            <text:p>Quick Sort One Hundred semiSorted Integers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1">
          <table:table-cell office:value-type="string" calcext:value-type="string">
            <text:p>Quick Sort Ten Thousand semiSorted Integers</text:p>
          </table:table-cell>
          <table:table-cell office:value-type="float" office:value="286523626" calcext:value-type="float">
            <text:p>286523626</text:p>
          </table:table-cell>
        </table:table-row>
        <table:table-row table:style-name="ro1">
          <table:table-cell office:value-type="string" calcext:value-type="string">
            <text:p>Selection Sort One Hundred semiSorted Integers</text:p>
          </table:table-cell>
          <table:table-cell office:value-type="float" office:value="37396" calcext:value-type="float">
            <text:p>37396</text:p>
          </table:table-cell>
        </table:table-row>
        <table:table-row table:style-name="ro1">
          <table:table-cell office:value-type="string" calcext:value-type="string">
            <text:p>Selection Sort One Thousand semiSorted Integers</text:p>
          </table:table-cell>
          <table:table-cell office:value-type="float" office:value="2221025" calcext:value-type="float">
            <text:p>2221025</text:p>
          </table:table-cell>
        </table:table-row>
        <table:table-row table:style-name="ro1">
          <table:table-cell office:value-type="string" calcext:value-type="string">
            <text:p>Selection Sort Ten Thousand semiSorted Integers</text:p>
          </table:table-cell>
          <table:table-cell office:value-type="float" office:value="244965256" calcext:value-type="float">
            <text:p>2449652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andom integers by size of array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Bubble Sort One Hundred Integers</text:p>
          </table:table-cell>
          <table:table-cell table:style-name="ce1" office:value-type="float" office:value="2352939" calcext:value-type="float">
            <text:p>2352939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Integers</text:p>
          </table:table-cell>
          <table:table-cell table:style-name="ce1" office:value-type="float" office:value="2340277" calcext:value-type="float">
            <text:p>2340277</text:p>
          </table:table-cell>
        </table:table-row>
        <table:table-row table:style-name="ro1">
          <table:table-cell table:style-name="ce1" office:value-type="string" calcext:value-type="string">
            <text:p>Insertion Sort One Hundred Integers</text:p>
          </table:table-cell>
          <table:table-cell table:style-name="ce1" office:value-type="float" office:value="60212" calcext:value-type="float">
            <text:p>60212</text:p>
          </table:table-cell>
        </table:table-row>
        <table:table-row table:style-name="ro1">
          <table:table-cell table:style-name="ce1" office:value-type="string" calcext:value-type="string">
            <text:p>Merge Sort One Hundred Integers</text:p>
          </table:table-cell>
          <table:table-cell table:style-name="ce1" office:value-type="float" office:value="1155576" calcext:value-type="float">
            <text:p>1155576</text:p>
          </table:table-cell>
        </table:table-row>
        <table:table-row table:style-name="ro1">
          <table:table-cell table:style-name="ce1" office:value-type="string" calcext:value-type="string">
            <text:p>Quick Sort One Hundred Integers</text:p>
          </table:table-cell>
          <table:table-cell table:style-name="ce1" office:value-type="float" office:value="239716" calcext:value-type="float">
            <text:p>239716</text:p>
          </table:table-cell>
        </table:table-row>
        <table:table-row table:style-name="ro1">
          <table:table-cell table:style-name="ce1" office:value-type="string" calcext:value-type="string">
            <text:p>Selection Sort One Hundred Integers</text:p>
          </table:table-cell>
          <table:table-cell table:style-name="ce1" office:value-type="float" office:value="886852" calcext:value-type="float">
            <text:p>88685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Integers</text:p>
          </table:table-cell>
          <table:table-cell table:style-name="ce1" office:value-type="float" office:value="48218986" calcext:value-type="float">
            <text:p>48218986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Integers</text:p>
          </table:table-cell>
          <table:table-cell table:style-name="ce1" office:value-type="float" office:value="36158542" calcext:value-type="float">
            <text:p>36158542</text:p>
          </table:table-cell>
        </table:table-row>
        <table:table-row table:style-name="ro1">
          <table:table-cell table:style-name="ce1" office:value-type="string" calcext:value-type="string">
            <text:p>Insertion Sort One Thousand Integers</text:p>
          </table:table-cell>
          <table:table-cell table:style-name="ce1" office:value-type="float" office:value="712859" calcext:value-type="float">
            <text:p>712859</text:p>
          </table:table-cell>
        </table:table-row>
        <table:table-row table:style-name="ro1">
          <table:table-cell table:style-name="ce1" office:value-type="string" calcext:value-type="string">
            <text:p>Merge Sort One Thousand Integers</text:p>
          </table:table-cell>
          <table:table-cell table:style-name="ce1" office:value-type="float" office:value="7258064" calcext:value-type="float">
            <text:p>7258064</text:p>
          </table:table-cell>
        </table:table-row>
        <table:table-row table:style-name="ro1">
          <table:table-cell table:style-name="ce1" office:value-type="string" calcext:value-type="string">
            <text:p>Quick Sort One Thousand Integers</text:p>
          </table:table-cell>
          <table:table-cell table:style-name="ce1" office:value-type="float" office:value="3731406" calcext:value-type="float">
            <text:p>3731406</text:p>
          </table:table-cell>
        </table:table-row>
        <table:table-row table:style-name="ro1">
          <table:table-cell table:style-name="ce1" office:value-type="string" calcext:value-type="string">
            <text:p>Selection Sort One Thousand Integers</text:p>
          </table:table-cell>
          <table:table-cell table:style-name="ce1" office:value-type="float" office:value="17377600" calcext:value-type="float">
            <text:p>17377600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Integers</text:p>
          </table:table-cell>
          <table:table-cell table:style-name="ce1" office:value-type="float" office:value="1655832010" calcext:value-type="float">
            <text:p>1655832010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Integers</text:p>
          </table:table-cell>
          <table:table-cell table:style-name="ce1" office:value-type="float" office:value="720552569" calcext:value-type="float">
            <text:p>720552569</text:p>
          </table:table-cell>
        </table:table-row>
        <table:table-row table:style-name="ro1">
          <table:table-cell table:style-name="ce1" office:value-type="string" calcext:value-type="string">
            <text:p>Insertion Sort Ten Thousand Integers</text:p>
          </table:table-cell>
          <table:table-cell table:style-name="ce1" office:value-type="float" office:value="72014508" calcext:value-type="float">
            <text:p>72014508</text:p>
          </table:table-cell>
        </table:table-row>
        <table:table-row table:style-name="ro1">
          <table:table-cell table:style-name="ce1" office:value-type="string" calcext:value-type="string">
            <text:p>Merge Sort Ten Thousand Integers</text:p>
          </table:table-cell>
          <table:table-cell table:style-name="ce1" office:value-type="float" office:value="9450255" calcext:value-type="float">
            <text:p>9450255</text:p>
          </table:table-cell>
        </table:table-row>
        <table:table-row table:style-name="ro1">
          <table:table-cell table:style-name="ce1" office:value-type="string" calcext:value-type="string">
            <text:p>Quick Sort Ten Thousand Integers</text:p>
          </table:table-cell>
          <table:table-cell table:style-name="ce1" office:value-type="float" office:value="4627244" calcext:value-type="float">
            <text:p>4627244</text:p>
          </table:table-cell>
        </table:table-row>
        <table:table-row table:style-name="ro1">
          <table:table-cell table:style-name="ce1" office:value-type="string" calcext:value-type="string">
            <text:p>Selection Sort Ten Thousand Integers</text:p>
          </table:table-cell>
          <table:table-cell table:style-name="ce1" office:value-type="float" office:value="133593636" calcext:value-type="float">
            <text:p>133593636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Hundred Sorted Integers</text:p>
          </table:table-cell>
          <table:table-cell table:style-name="ce1" office:value-type="float" office:value="87578" calcext:value-type="float">
            <text:p>87578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Sorted Integers</text:p>
          </table:table-cell>
          <table:table-cell table:style-name="ce1" office:value-type="float" office:value="76115" calcext:value-type="float">
            <text:p>76115</text:p>
          </table:table-cell>
        </table:table-row>
        <table:table-row table:style-name="ro1">
          <table:table-cell table:style-name="ce1" office:value-type="string" calcext:value-type="string">
            <text:p>Insertion Sort One Hundred Sorted Integers</text:p>
          </table:table-cell>
          <table:table-cell table:style-name="ce1" office:value-type="float" office:value="21443" calcext:value-type="float">
            <text:p>21443</text:p>
          </table:table-cell>
        </table:table-row>
        <table:table-row table:style-name="ro1">
          <table:table-cell table:style-name="ce1" office:value-type="string" calcext:value-type="string">
            <text:p>Merge Sort One Hundred Sorted Integers</text:p>
          </table:table-cell>
          <table:table-cell table:style-name="ce1" office:value-type="float" office:value="75172" calcext:value-type="float">
            <text:p>75172</text:p>
          </table:table-cell>
        </table:table-row>
        <table:table-row table:style-name="ro1">
          <table:table-cell table:style-name="ce1" office:value-type="string" calcext:value-type="string">
            <text:p>Quick Sort One Hundred Sorted Integers</text:p>
          </table:table-cell>
          <table:table-cell table:style-name="ce1" office:value-type="float" office:value="120574" calcext:value-type="float">
            <text:p>120574</text:p>
          </table:table-cell>
        </table:table-row>
        <table:table-row table:style-name="ro1">
          <table:table-cell table:style-name="ce1" office:value-type="string" calcext:value-type="string">
            <text:p>Selection Sort One Hundred Sorted Integers</text:p>
          </table:table-cell>
          <table:table-cell table:style-name="ce1" office:value-type="float" office:value="64451" calcext:value-type="float">
            <text:p>64451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Sorted Integers</text:p>
          </table:table-cell>
          <table:table-cell table:style-name="ce1" office:value-type="float" office:value="3570585" calcext:value-type="float">
            <text:p>3570585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Sorted Integers</text:p>
          </table:table-cell>
          <table:table-cell table:style-name="ce1" office:value-type="float" office:value="14510" calcext:value-type="float">
            <text:p>14510</text:p>
          </table:table-cell>
        </table:table-row>
        <table:table-row table:style-name="ro1">
          <table:table-cell table:style-name="ce1" office:value-type="string" calcext:value-type="string">
            <text:p>Insertion Sort One Thousand Sorted Integers</text:p>
          </table:table-cell>
          <table:table-cell table:style-name="ce1" office:value-type="float" office:value="487260" calcext:value-type="float">
            <text:p>487260</text:p>
          </table:table-cell>
        </table:table-row>
        <table:table-row table:style-name="ro1">
          <table:table-cell table:style-name="ce1" office:value-type="string" calcext:value-type="string">
            <text:p>Merge Sort One Thousand Sorted Integers</text:p>
          </table:table-cell>
          <table:table-cell table:style-name="ce1" office:value-type="float" office:value="878313" calcext:value-type="float">
            <text:p>878313</text:p>
          </table:table-cell>
        </table:table-row>
        <table:table-row table:style-name="ro1">
          <table:table-cell table:style-name="ce1" office:value-type="string" calcext:value-type="string">
            <text:p>Quick Sort One Thousand Sorted Integers</text:p>
          </table:table-cell>
          <table:table-cell table:style-name="ce1" office:value-type="float" office:value="10464935" calcext:value-type="float">
            <text:p>10464935</text:p>
          </table:table-cell>
        </table:table-row>
        <table:table-row table:style-name="ro1">
          <table:table-cell table:style-name="ce1" office:value-type="string" calcext:value-type="string">
            <text:p>Selection Sort One Thousand Sorted Integers</text:p>
          </table:table-cell>
          <table:table-cell table:style-name="ce1" office:value-type="float" office:value="2213129" calcext:value-type="float">
            <text:p>2213129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Sorted Integers</text:p>
          </table:table-cell>
          <table:table-cell table:style-name="ce1" office:value-type="float" office:value="365890163" calcext:value-type="float">
            <text:p>365890163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Sorted Integers</text:p>
          </table:table-cell>
          <table:table-cell table:style-name="ce1" office:value-type="float" office:value="159855" calcext:value-type="float">
            <text:p>159855</text:p>
          </table:table-cell>
        </table:table-row>
        <table:table-row table:style-name="ro1">
          <table:table-cell table:style-name="ce1" office:value-type="string" calcext:value-type="string">
            <text:p>Insertion Sort Ten Thousand Sorted Integers</text:p>
          </table:table-cell>
          <table:table-cell table:style-name="ce1" office:value-type="float" office:value="65320081" calcext:value-type="float">
            <text:p>65320081</text:p>
          </table:table-cell>
        </table:table-row>
        <table:table-row table:style-name="ro1">
          <table:table-cell table:style-name="ce1" office:value-type="string" calcext:value-type="string">
            <text:p>Merge Sort Ten Thousand Sorted Integers</text:p>
          </table:table-cell>
          <table:table-cell table:style-name="ce1" office:value-type="float" office:value="9453833" calcext:value-type="float">
            <text:p>9453833</text:p>
          </table:table-cell>
        </table:table-row>
        <table:table-row table:style-name="ro1">
          <table:table-cell table:style-name="ce1" office:value-type="string" calcext:value-type="string">
            <text:p>Quick Sort Ten Thousand Sorted Integers</text:p>
          </table:table-cell>
          <table:table-cell table:style-name="ce1" office:value-type="float" office:value="376676526" calcext:value-type="float">
            <text:p>376676526</text:p>
          </table:table-cell>
        </table:table-row>
        <table:table-row table:style-name="ro1">
          <table:table-cell table:style-name="ce1" office:value-type="string" calcext:value-type="string">
            <text:p>Selection Sort Ten Thousand Sorted Integers</text:p>
          </table:table-cell>
          <table:table-cell table:style-name="ce1" office:value-type="float" office:value="259173774" calcext:value-type="float">
            <text:p>259173774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Hundred semiSorted Integers</text:p>
          </table:table-cell>
          <table:table-cell table:style-name="ce1" office:value-type="float" office:value="55402" calcext:value-type="float">
            <text:p>55402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semiSorted Integers</text:p>
          </table:table-cell>
          <table:table-cell table:style-name="ce1" office:value-type="float" office:value="3196" calcext:value-type="float">
            <text:p>3196</text:p>
          </table:table-cell>
        </table:table-row>
        <table:table-row table:style-name="ro1">
          <table:table-cell table:style-name="ce1" office:value-type="string" calcext:value-type="string">
            <text:p>Insertion Sort One Hundred semiSorted Integers</text:p>
          </table:table-cell>
          <table:table-cell table:style-name="ce1" office:value-type="float" office:value="31183" calcext:value-type="float">
            <text:p>31183</text:p>
          </table:table-cell>
        </table:table-row>
        <table:table-row table:style-name="ro1">
          <table:table-cell table:style-name="ce1" office:value-type="string" calcext:value-type="string">
            <text:p>Merge Sort One Hundred semiSorted Integers</text:p>
          </table:table-cell>
          <table:table-cell table:style-name="ce1" office:value-type="float" office:value="67296" calcext:value-type="float">
            <text:p>67296</text:p>
          </table:table-cell>
        </table:table-row>
        <table:table-row table:style-name="ro1">
          <table:table-cell table:style-name="ce1" office:value-type="string" calcext:value-type="string">
            <text:p>Quick Sort One Hundred semiSorted Integers</text:p>
          </table:table-cell>
          <table:table-cell table:style-name="ce1" office:value-type="float" office:value="45863" calcext:value-type="float">
            <text:p>45863</text:p>
          </table:table-cell>
        </table:table-row>
        <table:table-row table:style-name="ro1">
          <table:table-cell table:style-name="ce1" office:value-type="string" calcext:value-type="string">
            <text:p>Selection Sort One Hundred semiSorted Integers</text:p>
          </table:table-cell>
          <table:table-cell table:style-name="ce1" office:value-type="float" office:value="37396" calcext:value-type="float">
            <text:p>37396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semiSorted Integers</text:p>
          </table:table-cell>
          <table:table-cell table:style-name="ce1" office:value-type="float" office:value="3687019" calcext:value-type="float">
            <text:p>3687019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semiSorted Integers</text:p>
          </table:table-cell>
          <table:table-cell table:style-name="ce1" office:value-type="float" office:value="20141" calcext:value-type="float">
            <text:p>20141</text:p>
          </table:table-cell>
        </table:table-row>
        <table:table-row table:style-name="ro1">
          <table:table-cell table:style-name="ce1" office:value-type="string" calcext:value-type="string">
            <text:p>Insertion Sort One Thousand semiSorted Integers</text:p>
          </table:table-cell>
          <table:table-cell table:style-name="ce1" office:value-type="float" office:value="539467" calcext:value-type="float">
            <text:p>539467</text:p>
          </table:table-cell>
        </table:table-row>
        <table:table-row table:style-name="ro1">
          <table:table-cell table:style-name="ce1" office:value-type="string" calcext:value-type="string">
            <text:p>Merge Sort One Thousand semiSorted Integers</text:p>
          </table:table-cell>
          <table:table-cell table:style-name="ce1" office:value-type="float" office:value="833963" calcext:value-type="float">
            <text:p>833963</text:p>
          </table:table-cell>
        </table:table-row>
        <table:table-row table:style-name="ro1">
          <table:table-cell table:style-name="ce1" office:value-type="string" calcext:value-type="string">
            <text:p>Selection Sort One Thousand semiSorted Integers</text:p>
          </table:table-cell>
          <table:table-cell table:style-name="ce1" office:value-type="float" office:value="2221025" calcext:value-type="float">
            <text:p>2221025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semiSorted Integers</text:p>
          </table:table-cell>
          <table:table-cell table:style-name="ce1" office:value-type="float" office:value="364328717" calcext:value-type="float">
            <text:p>364328717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semiSorted Integers</text:p>
          </table:table-cell>
          <table:table-cell table:style-name="ce1" office:value-type="float" office:value="312103" calcext:value-type="float">
            <text:p>312103</text:p>
          </table:table-cell>
        </table:table-row>
        <table:table-row table:style-name="ro1">
          <table:table-cell table:style-name="ce1" office:value-type="string" calcext:value-type="string">
            <text:p>Insertion Sort Ten Thousand semiSorted Integers</text:p>
          </table:table-cell>
          <table:table-cell table:style-name="ce1" office:value-type="float" office:value="63007301" calcext:value-type="float">
            <text:p>63007301</text:p>
          </table:table-cell>
        </table:table-row>
        <table:table-row table:style-name="ro1">
          <table:table-cell table:style-name="ce1" office:value-type="string" calcext:value-type="string">
            <text:p>Merge Sort Ten Thousand semiSorted Integers</text:p>
          </table:table-cell>
          <table:table-cell table:style-name="ce1" office:value-type="float" office:value="9287946" calcext:value-type="float">
            <text:p>9287946</text:p>
          </table:table-cell>
        </table:table-row>
        <table:table-row table:style-name="ro1">
          <table:table-cell table:style-name="ce1" office:value-type="string" calcext:value-type="string">
            <text:p>Quick Sort Ten Thousand semiSorted Integers</text:p>
          </table:table-cell>
          <table:table-cell table:style-name="ce1" office:value-type="float" office:value="286523626" calcext:value-type="float">
            <text:p>286523626</text:p>
          </table:table-cell>
        </table:table-row>
        <table:table-row table:style-name="ro1">
          <table:table-cell table:style-name="ce1" office:value-type="string" calcext:value-type="string">
            <text:p>Selection Sort Ten Thousand semiSorted Integers</text:p>
          </table:table-cell>
          <table:table-cell table:style-name="ce1" office:value-type="float" office:value="244965256" calcext:value-type="float">
            <text:p>24496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0:36:15.235895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7:03.999581506</meta:creation-date>
    <dc:date>2018-10-22T20:43:08.476852462</dc:date>
    <meta:editing-duration>PT36M2S</meta:editing-duration>
    <meta:editing-cycles>6</meta:editing-cycles>
    <meta:generator>LibreOffice/6.0.6.2$Linux_X86_64 LibreOffice_project/00m0$Build-2</meta:generator>
    <meta:document-statistic meta:table-count="1" meta:cell-count="32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201cm" svg:y="0.478cm" chart:style-name="ch2">
          <text:p>Random Integer Array Sorting Runtimes</text:p>
        </chart:title>
        <chart:plot-area chart:style-name="ch3" table:cell-range-address="Sheet1.A1:Sheet1.B19" chart:data-source-has-labels="both" svg:x="1.62cm" svg:y="1.599cm" svg:width="28.252cm" svg:height="14.224cm">
          <chartooo:coordinate-region svg:x="4.76cm" svg:y="1.599cm" svg:width="25.112cm" svg:height="7.713cm"/>
          <chart:axis chart:dimension="x" chart:name="primary-x" chart:style-name="ch4" chartooo:axis-type="auto">
            <chartooo:date-scale/>
            <chart:title svg:x="13.85cm" svg:y="16.165cm" chart:style-name="ch5">
              <text:p>Run time in nanoseconds</text:p>
            </chart:title>
            <chart:categories table:cell-range-address="Sheet1.A2:Sheet1.A19"/>
          </chart:axis>
          <chart:axis chart:dimension="y" chart:name="primary-y" chart:style-name="ch6">
            <chart:title svg:x="0.451cm" svg:y="10.091cm" chart:style-name="ch7">
              <text:p>Sorting Algorithms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  <draw:g>
                  <svg:desc>Sheet1.A2:Sheet1.A19</svg:desc>
                </draw:g>
              </table:table-cell>
              <table:table-cell office:value-type="float" office:value="2352939">
                <text:p>2352939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Bubble Sort One Thousand Integers</text:p>
              </table:table-cell>
              <table:table-cell office:value-type="float" office:value="48218986">
                <text:p>48218986</text:p>
              </table:table-cell>
            </table:table-row>
            <table:table-row>
              <table:table-cell office:value-type="string">
                <text:p>Bubble Sort Ten Thousand Integers</text:p>
              </table:table-cell>
              <table:table-cell office:value-type="float" office:value="1655832010">
                <text:p>1655832010</text:p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40277">
                <text:p>2340277</text:p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2.127cm" svg:y="0.478cm" chart:style-name="ch2">
          <text:p>Sorted Array Sorting Runtimes</text:p>
        </chart:title>
        <chart:plot-area chart:style-name="ch3" table:cell-range-address="Sheet1.A20:Sheet1.B38" chart:data-source-has-labels="both" svg:x="1.62cm" svg:y="1.599cm" svg:width="28.252cm" svg:height="14.224cm">
          <chartooo:coordinate-region svg:x="5.561cm" svg:y="1.599cm" svg:width="24.311cm" svg:height="6.926cm"/>
          <chart:axis chart:dimension="x" chart:name="primary-x" chart:style-name="ch4" chartooo:axis-type="auto">
            <chartooo:date-scale/>
            <chart:title svg:x="14.591cm" svg:y="16.165cm" chart:style-name="ch5">
              <text:p>Sort Algorithms</text:p>
            </chart:title>
            <chart:categories table:cell-range-address="Sheet1.A21:Sheet1.A38"/>
          </chart:axis>
          <chart:axis chart:dimension="y" chart:name="primary-y" chart:style-name="ch6">
            <chart:title svg:x="0.451cm" svg:y="10.607cm" chart:style-name="ch7">
              <text:p>Run time in nanoseconds</text:p>
            </chart:title>
            <chart:grid chart:style-name="ch8" chart:class="major"/>
          </chart:axis>
          <chart:series chart:style-name="ch9" chart:values-cell-range-address="Sheet1.B21:Sheet1.B38" chart:label-cell-address="Sheet1.B20:Sheet1.B20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  <draw:g>
                  <svg:desc>Sheet1.A21:Sheet1.A38</svg:desc>
                </draw:g>
              </table:table-cell>
              <table:table-cell office:value-type="float" office:value="87578">
                <text:p>87578</text:p>
                <draw:g>
                  <svg:desc>Sheet1.B21:Sheet1.B38</svg:desc>
                </draw:g>
              </table:table-cell>
            </table:table-row>
            <table:table-row>
              <table:table-cell office:value-type="string">
                <text:p>Bubble Sort One Thousand Sorted Integers</text:p>
              </table:table-cell>
              <table:table-cell office:value-type="float" office:value="3570585">
                <text:p>3570585</text:p>
              </table:table-cell>
            </table:table-row>
            <table:table-row>
              <table:table-cell office:value-type="string">
                <text:p>Bubble Sort Ten Thousand Sorted Integers</text:p>
              </table:table-cell>
              <table:table-cell office:value-type="float" office:value="365890163">
                <text:p>365890163</text:p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2.63cm" svg:y="0.478cm" chart:style-name="ch2">
          <text:p>SemiSorted Array Sorting</text:p>
        </chart:title>
        <chart:plot-area chart:style-name="ch3" table:cell-range-address="Sheet1.A39:Sheet1.B56" chart:data-source-has-labels="both" svg:x="1.62cm" svg:y="1.599cm" svg:width="28.252cm" svg:height="14.224cm">
          <chartooo:coordinate-region svg:x="6.052cm" svg:y="1.599cm" svg:width="23.82cm" svg:height="6.403cm"/>
          <chart:axis chart:dimension="x" chart:name="primary-x" chart:style-name="ch4" chartooo:axis-type="auto">
            <chartooo:date-scale/>
            <chart:title svg:x="14.366cm" svg:y="16.165cm" chart:style-name="ch5">
              <text:p>Sorting Algorithms</text:p>
            </chart:title>
            <chart:categories table:cell-range-address="Sheet1.A40:Sheet1.A56"/>
          </chart:axis>
          <chart:axis chart:dimension="y" chart:name="primary-y" chart:style-name="ch6">
            <chart:title svg:x="0.451cm" svg:y="10.567cm" chart:style-name="ch7">
              <text:p>Runtime in nanoseconds</text:p>
            </chart:title>
            <chart:grid chart:style-name="ch8" chart:class="major"/>
          </chart:axis>
          <chart:series chart:style-name="ch9" chart:values-cell-range-address="Sheet1.B40:Sheet1.B56" chart:label-cell-address="Sheet1.B39:Sheet1.B39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emiSorted Integers</text:p>
                <draw:g>
                  <svg:desc>Sheet1.A40:Sheet1.A56</svg:desc>
                </draw:g>
              </table:table-cell>
              <table:table-cell office:value-type="float" office:value="55402">
                <text:p>55402</text:p>
                <draw:g>
                  <svg:desc>Sheet1.B40:Sheet1.B56</svg:desc>
                </draw:g>
              </table:table-cell>
            </table:table-row>
            <table:table-row>
              <table:table-cell office:value-type="string">
                <text:p>Bubble Sort One Thousand semiSorted Integers</text:p>
              </table:table-cell>
              <table:table-cell office:value-type="float" office:value="3687019">
                <text:p>3687019</text:p>
              </table:table-cell>
            </table:table-row>
            <table:table-row>
              <table:table-cell office:value-type="string">
                <text:p>Bubble Sort Ten Thousand semiSorted Integers</text:p>
              </table:table-cell>
              <table:table-cell office:value-type="float" office:value="364328717">
                <text:p>364328717</text:p>
              </table:table-cell>
            </table:table-row>
            <table:table-row>
              <table:table-cell office:value-type="string">
                <text:p>Bubble Sort with Swap Count One Hundred semiSorted Integers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Bubble Sort with Swap Count One Thousand semiSorted Integers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Bubble Sort with Swap Count Ten Thousand semiSorted Integers</text:p>
              </table:table-cell>
              <table:table-cell office:value-type="float" office:value="312103">
                <text:p>312103</text:p>
              </table:table-cell>
            </table:table-row>
            <table:table-row>
              <table:table-cell office:value-type="string">
                <text:p>Insertion Sort One Hundred semiSorted Integers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string">
                <text:p>Insertion Sort One Thousand semiSorted Integers</text:p>
              </table:table-cell>
              <table:table-cell office:value-type="float" office:value="539467">
                <text:p>539467</text:p>
              </table:table-cell>
            </table:table-row>
            <table:table-row>
              <table:table-cell office:value-type="string">
                <text:p>Insertion Sort Ten Thousand semiSorted Integers</text:p>
              </table:table-cell>
              <table:table-cell office:value-type="float" office:value="63007301">
                <text:p>63007301</text:p>
              </table:table-cell>
            </table:table-row>
            <table:table-row>
              <table:table-cell office:value-type="string">
                <text:p>Merge Sort One Hundred semiSorted Integers</text:p>
              </table:table-cell>
              <table:table-cell office:value-type="float" office:value="67296">
                <text:p>67296</text:p>
              </table:table-cell>
            </table:table-row>
            <table:table-row>
              <table:table-cell office:value-type="string">
                <text:p>Merge Sort One Thousand semiSorted Integers</text:p>
              </table:table-cell>
              <table:table-cell office:value-type="float" office:value="833963">
                <text:p>833963</text:p>
              </table:table-cell>
            </table:table-row>
            <table:table-row>
              <table:table-cell office:value-type="string">
                <text:p>Merge Sort Ten Thousand semiSorted Integers</text:p>
              </table:table-cell>
              <table:table-cell office:value-type="float" office:value="9287946">
                <text:p>9287946</text:p>
              </table:table-cell>
            </table:table-row>
            <table:table-row>
              <table:table-cell office:value-type="string">
                <text:p>Quick Sort One Hundred semiSorted Integers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Quick Sort Ten Thousand semiSorted Integers</text:p>
              </table:table-cell>
              <table:table-cell office:value-type="float" office:value="286523626">
                <text:p>286523626</text:p>
              </table:table-cell>
            </table:table-row>
            <table:table-row>
              <table:table-cell office:value-type="string">
                <text:p>Selection Sort One Hundred semiSorted Integers</text:p>
              </table:table-cell>
              <table:table-cell office:value-type="float" office:value="37396">
                <text:p>37396</text:p>
              </table:table-cell>
            </table:table-row>
            <table:table-row>
              <table:table-cell office:value-type="string">
                <text:p>Selection Sort One Thousand semiSorted Integers</text:p>
              </table:table-cell>
              <table:table-cell office:value-type="float" office:value="2221025">
                <text:p>2221025</text:p>
              </table:table-cell>
            </table:table-row>
            <table:table-row>
              <table:table-cell office:value-type="string">
                <text:p>Selection Sort Ten Thousand semiSorted Integers</text:p>
              </table:table-cell>
              <table:table-cell office:value-type="float" office:value="244965256">
                <text:p>244965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6cm" chart:style-name="ch2">
          <text:p>Random Integer Arrays of Size 100</text:p>
        </chart:title>
        <chart:legend chart:legend-position="end" svg:x="13.737cm" svg:y="4.201cm" style:legend-expansion="high" chart:style-name="ch3"/>
        <chart:plot-area chart:style-name="ch4" table:cell-range-address="Sheet1.A115:Sheet1.B120" chart:data-source-has-labels="column" svg:x="1.331cm" svg:y="1.275cm" svg:width="12.086cm" svg:height="6.564cm">
          <chartooo:coordinate-region svg:x="5.043cm" svg:y="1.275cm" svg:width="8.374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15:Sheet1.A120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15:Sheet1.B12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  <draw:g>
                  <svg:desc>Sheet1.A115:Sheet1.A120</svg:desc>
                </draw:g>
              </table:table-cell>
              <table:table-cell office:value-type="float" office:value="2352939">
                <text:p>2352939</text:p>
                <draw:g>
                  <svg:desc>Sheet1.B115:Sheet1.B120</svg:desc>
                </draw:g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40277">
                <text:p>2340277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Random Integer Arrays of size 1000</text:p>
        </chart:title>
        <chart:legend chart:legend-position="end" svg:x="13.737cm" svg:y="4.201cm" style:legend-expansion="high" chart:style-name="ch3"/>
        <chart:plot-area chart:style-name="ch4" table:cell-range-address="Sheet1.A122:Sheet1.B127" chart:data-source-has-labels="column" svg:x="1.331cm" svg:y="1.275cm" svg:width="12.086cm" svg:height="6.564cm">
          <chartooo:coordinate-region svg:x="5.271cm" svg:y="1.275cm" svg:width="8.146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22:Sheet1.A127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22:Sheet1.B12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Thousand Integers</text:p>
                <draw:g>
                  <svg:desc>Sheet1.A122:Sheet1.A127</svg:desc>
                </draw:g>
              </table:table-cell>
              <table:table-cell office:value-type="float" office:value="48218986">
                <text:p>48218986</text:p>
                <draw:g>
                  <svg:desc>Sheet1.B122:Sheet1.B127</svg:desc>
                </draw:g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33cm" svg:y="0.316cm" chart:style-name="ch2">
          <text:p>Random Integer Arrays of Size 10,000</text:p>
        </chart:title>
        <chart:legend chart:legend-position="end" svg:x="13.737cm" svg:y="4.201cm" style:legend-expansion="high" chart:style-name="ch3"/>
        <chart:plot-area chart:style-name="ch4" table:cell-range-address="Sheet1.A129:Sheet1.B134" chart:data-source-has-labels="column" svg:x="1.331cm" svg:y="1.275cm" svg:width="12.086cm" svg:height="6.564cm">
          <chartooo:coordinate-region svg:x="5.22cm" svg:y="1.275cm" svg:width="8.197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29:Sheet1.A134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29:Sheet1.B13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Ten Thousand Integers</text:p>
                <draw:g>
                  <svg:desc>Sheet1.A129:Sheet1.A134</svg:desc>
                </draw:g>
              </table:table-cell>
              <table:table-cell office:value-type="float" office:value="1655832010">
                <text:p>1655832010</text:p>
                <draw:g>
                  <svg:desc>Sheet1.B129:Sheet1.B134</svg:desc>
                </draw:g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9cm" svg:y="0.316cm" chart:style-name="ch2">
          <text:p>Sorted Integer Array of Size 100</text:p>
        </chart:title>
        <chart:legend chart:legend-position="end" svg:x="13.737cm" svg:y="4.201cm" style:legend-expansion="high" chart:style-name="ch3"/>
        <chart:plot-area chart:style-name="ch4" table:cell-range-address="Sheet1.A137:Sheet1.B142" chart:data-source-has-labels="column" svg:x="1.331cm" svg:y="1.275cm" svg:width="12.086cm" svg:height="6.564cm">
          <chartooo:coordinate-region svg:x="6.107cm" svg:y="1.275cm" svg:width="7.31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37:Sheet1.A142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37:Sheet1.B14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  <draw:g>
                  <svg:desc>Sheet1.A137:Sheet1.A142</svg:desc>
                </draw:g>
              </table:table-cell>
              <table:table-cell office:value-type="float" office:value="87578">
                <text:p>87578</text:p>
                <draw:g>
                  <svg:desc>Sheet1.B137:Sheet1.B142</svg:desc>
                </draw:g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Sorted Integer Array of Size 1000</text:p>
        </chart:title>
        <chart:legend chart:legend-position="end" svg:x="13.737cm" svg:y="4.201cm" style:legend-expansion="high" chart:style-name="ch3"/>
        <chart:plot-area chart:style-name="ch4" table:cell-range-address="Sheet1.A144:Sheet1.B149" chart:data-source-has-labels="column" svg:x="1.331cm" svg:y="1.275cm" svg:width="12.086cm" svg:height="6.564cm">
          <chartooo:coordinate-region svg:x="6.333cm" svg:y="1.275cm" svg:width="7.084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44:Sheet1.A149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44:Sheet1.B1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Thousand Sorted Integers</text:p>
                <draw:g>
                  <svg:desc>Sheet1.A144:Sheet1.A149</svg:desc>
                </draw:g>
              </table:table-cell>
              <table:table-cell office:value-type="float" office:value="3570585">
                <text:p>3570585</text:p>
                <draw:g>
                  <svg:desc>Sheet1.B144:Sheet1.B149</svg:desc>
                </draw:g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Sorted Integer Array of Size 10,000</text:p>
        </chart:title>
        <chart:legend chart:legend-position="end" svg:x="13.737cm" svg:y="4.201cm" style:legend-expansion="high" chart:style-name="ch3"/>
        <chart:plot-area chart:style-name="ch4" table:cell-range-address="Sheet1.A151:Sheet1.B156" chart:data-source-has-labels="column" svg:x="1.331cm" svg:y="1.275cm" svg:width="12.086cm" svg:height="6.564cm">
          <chartooo:coordinate-region svg:x="6.283cm" svg:y="1.275cm" svg:width="7.134cm" svg:height="2.188cm"/>
          <chart:axis chart:dimension="x" chart:name="primary-x" chart:style-name="ch5" chartooo:axis-type="auto">
            <chartooo:date-scale/>
            <chart:title svg:x="5.994cm" svg:y="8.019cm" chart:style-name="ch6">
              <text:p>Sorting Algorithms</text:p>
            </chart:title>
            <chart:categories table:cell-range-address="Sheet1.A151:Sheet1.A156"/>
          </chart:axis>
          <chart:axis chart:dimension="y" chart:name="primary-y" chart:style-name="ch7">
            <chart:title svg:x="0.451cm" svg:y="6.413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51:Sheet1.B15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Ten Thousand Sorted Integers</text:p>
                <draw:g>
                  <svg:desc>Sheet1.A151:Sheet1.A156</svg:desc>
                </draw:g>
              </table:table-cell>
              <table:table-cell office:value-type="float" office:value="365890163">
                <text:p>365890163</text:p>
                <draw:g>
                  <svg:desc>Sheet1.B151:Sheet1.B156</svg:desc>
                </draw:g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